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91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6.9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nbeam_kraken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 Constructed from biom 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OTU ID</text:p>
          </table:table-cell>
          <table:table-cell office:value-type="string" calcext:value-type="string">
            <text:p>SAMPLE_1</text:p>
          </table:table-cell>
          <table:table-cell office:value-type="string" calcext:value-type="string">
            <text:p>SAMPLE_2</text:p>
          </table:table-cell>
          <table:table-cell office:value-type="string" calcext:value-type="string">
            <text:p>Consensus Linea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k__Bacteria; p__; c__; o__; f__; g__; s__</text:p>
          </table:table-cell>
        </table:table-row>
        <table:table-row table:style-name="ro1">
          <table:table-cell office:value-type="float" office:value="186826" calcext:value-type="float">
            <text:p>18682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k__Bacteria; p__Firmicutes; c__Bacilli; o__Lactobacillales; f__; g__; s__</text:p>
          </table:table-cell>
        </table:table-row>
        <table:table-row table:style-name="ro1">
          <table:table-cell office:value-type="float" office:value="109790" calcext:value-type="float">
            <text:p>10979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k__Bacteria; p__Firmicutes; c__Bacilli; o__Lactobacillales; f__Lactobacillaceae; g__Lactobacillus; s__jenseni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1" meta:cell-count="17" meta:object-count="0"/>
  </office:meta>
</office:document-meta>
</file>